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286b" officeooo:paragraph-rsid="0012286b" style:font-size-asian="54pt" style:font-name-complex="Awami Nastaliq" style:font-size-complex="54pt"/>
    </style:style>
    <style:style style:name="P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4703" officeooo:paragraph-rsid="00124703" style:font-size-asian="54pt" style:font-name-complex="Awami Nastaliq" style:font-size-complex="54pt"/>
    </style:style>
    <style:style style:name="P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4703" officeooo:paragraph-rsid="001cdd56" style:font-size-asian="54pt" style:font-name-complex="Awami Nastaliq" style:font-size-complex="54pt"/>
    </style:style>
    <style:style style:name="P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24703" officeooo:paragraph-rsid="002541fd" style:font-size-asian="54pt" style:font-name-complex="Awami Nastaliq" style:font-size-complex="54pt"/>
    </style:style>
    <style:style style:name="P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4b853" officeooo:paragraph-rsid="0014b853" style:font-size-asian="54pt" style:font-name-complex="Awami Nastaliq" style:font-size-complex="54pt"/>
    </style:style>
    <style:style style:name="P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54pt" officeooo:rsid="0017b260" officeooo:paragraph-rsid="0017b260" style:font-size-asian="54pt" style:font-name-complex="Awami Nastaliq" style:font-size-complex="54pt"/>
    </style:style>
    <style:style style:name="P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2286b" officeooo:paragraph-rsid="0017b260" style:font-name-complex="Awami Nastaliq"/>
    </style:style>
    <style:style style:name="P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24703" officeooo:paragraph-rsid="00124703" style:font-name-complex="Awami Nastaliq"/>
    </style:style>
    <style:style style:name="P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7b260" officeooo:paragraph-rsid="0017b260" style:font-name-complex="Awami Nastaliq"/>
    </style:style>
    <style:style style:name="P10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90d5f" officeooo:paragraph-rsid="00190d5f" style:font-name-complex="Awami Nastaliq"/>
    </style:style>
    <style:style style:name="P1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1cdd56" officeooo:paragraph-rsid="001cdd56" style:font-name-complex="Awami Nastaliq"/>
    </style:style>
    <style:style style:name="P1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00ddd" officeooo:paragraph-rsid="00200ddd" style:font-name-complex="Awami Nastaliq"/>
    </style:style>
    <style:style style:name="P1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541fd" officeooo:paragraph-rsid="002541fd" style:font-name-complex="Awami Nastaliq"/>
    </style:style>
    <style:style style:name="P1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65f92" officeooo:paragraph-rsid="00265f92" style:font-name-complex="Awami Nastaliq"/>
    </style:style>
    <style:style style:name="P1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75614" officeooo:paragraph-rsid="00275614" style:font-name-complex="Awami Nastaliq"/>
    </style:style>
    <style:style style:name="P1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75614" officeooo:paragraph-rsid="0028a429" style:font-name-complex="Awami Nastaliq"/>
    </style:style>
    <style:style style:name="P1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9f43b" officeooo:paragraph-rsid="0029f43b" style:font-name-complex="Awami Nastaliq"/>
    </style:style>
    <style:style style:name="P1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bc039" officeooo:paragraph-rsid="002bc039" style:font-name-complex="Awami Nastaliq"/>
    </style:style>
    <style:style style:name="P1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109296" officeooo:paragraph-rsid="00190d5f" style:font-size-asian="26pt" style:font-name-complex="Awami Nastaliq" style:font-size-complex="26pt"/>
    </style:style>
    <style:style style:name="P20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1cdd56" officeooo:paragraph-rsid="001cdd56" style:font-size-asian="26pt" style:font-name-complex="Awami Nastaliq" style:font-size-complex="26pt"/>
    </style:style>
    <style:style style:name="P21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00ddd" officeooo:paragraph-rsid="00200ddd" style:font-size-asian="26pt" style:font-name-complex="Awami Nastaliq" style:font-size-complex="26pt"/>
    </style:style>
    <style:style style:name="P22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541fd" officeooo:paragraph-rsid="002541fd" style:font-size-asian="26pt" style:font-name-complex="Awami Nastaliq" style:font-size-complex="26pt"/>
    </style:style>
    <style:style style:name="P23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541fd" officeooo:paragraph-rsid="00265f92" style:font-size-asian="26pt" style:font-name-complex="Awami Nastaliq" style:font-size-complex="26pt"/>
    </style:style>
    <style:style style:name="P24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75614" officeooo:paragraph-rsid="00275614" style:font-size-asian="26pt" style:font-name-complex="Awami Nastaliq" style:font-size-complex="26pt"/>
    </style:style>
    <style:style style:name="P25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75614" officeooo:paragraph-rsid="002bc039" style:font-size-asian="26pt" style:font-name-complex="Awami Nastaliq" style:font-size-complex="26pt"/>
    </style:style>
    <style:style style:name="P26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8a429" officeooo:paragraph-rsid="0028a429" style:font-size-asian="26pt" style:font-name-complex="Awami Nastaliq" style:font-size-complex="26pt"/>
    </style:style>
    <style:style style:name="P27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9f43b" officeooo:paragraph-rsid="0029f43b" style:font-size-asian="26pt" style:font-name-complex="Awami Nastaliq" style:font-size-complex="26pt"/>
    </style:style>
    <style:style style:name="P28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fo:font-size="26pt" officeooo:rsid="002fa10b" officeooo:paragraph-rsid="002fa10b" style:font-size-asian="26pt" style:font-name-complex="Awami Nastaliq" style:font-size-complex="26pt"/>
    </style:style>
    <style:style style:name="P29" style:family="paragraph" style:parent-style-name="Standard">
      <loext:graphic-properties draw:fill-gradient-name="gradient" draw:fill-hatch-name="hatch"/>
      <style:paragraph-properties fo:text-align="end" style:justify-single-word="false" style:writing-mode="rl-tb"/>
      <style:text-properties style:font-name="Awami Nastaliq" officeooo:rsid="0029f43b" officeooo:paragraph-rsid="002fa10b" style:font-name-complex="Awami Nastaliq"/>
    </style:style>
    <style:style style:name="T1" style:family="text">
      <style:text-properties officeooo:rsid="00129763"/>
    </style:style>
    <style:style style:name="T2" style:family="text">
      <style:text-properties officeooo:rsid="00190d5f"/>
    </style:style>
    <style:style style:name="T3" style:family="text">
      <style:text-properties officeooo:rsid="001ada23"/>
    </style:style>
    <style:style style:name="T4" style:family="text">
      <style:text-properties officeooo:rsid="001c7a11"/>
    </style:style>
    <style:style style:name="T5" style:family="text">
      <style:text-properties officeooo:rsid="001ebf43"/>
    </style:style>
    <style:style style:name="T6" style:family="text">
      <style:text-properties officeooo:rsid="0021a541"/>
    </style:style>
    <style:style style:name="T7" style:family="text">
      <style:text-properties officeooo:rsid="00235cfd"/>
    </style:style>
    <style:style style:name="T8" style:family="text">
      <style:text-properties officeooo:rsid="00265f92"/>
    </style:style>
    <style:style style:name="T9" style:family="text">
      <style:text-properties officeooo:rsid="0026e0d5"/>
    </style:style>
    <style:style style:name="T10" style:family="text">
      <style:text-properties officeooo:rsid="0028a42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fa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lyph interfaces</text:p>
      <text:p text:style-name="P6">سص <text:s text:c="3"/>سج <text:s text:c="2"/>سل</text:p>
      <text:p text:style-name="P7">Natural side bearings</text:p>
      <text:p text:style-name="P1">دل</text:p>
      <text:p text:style-name="P8">Alternating beh teeth</text:p>
      <text:p text:style-name="P2">بنیتب <text:s text:c="5"/></text:p>
      <text:p text:style-name="P2">بنیس</text:p>
      <text:p text:style-name="P2"><text:soft-page-break/>بنیف</text:p>
      <text:p text:style-name="P2">بنیت<text:span text:style-name="T1">عق</text:span></text:p>
      <text:p text:style-name="P5">لبنیس</text:p>
      <text:p text:style-name="P10">Overlaps</text:p>
      <text:p text:style-name="P19">س<text:span text:style-name="T2">خص</text:span><text:span text:style-name="T3">یت تسلیم </text:span><text:span text:style-name="T4">تھیٔ</text:span></text:p>
      <text:p text:style-name="P11">Short sequences</text:p>
      <text:p text:style-name="P20">رمنظو <text:s/>برمنظو <text:s text:c="2"/><text:span text:style-name="T5">سبر</text:span>منظو <text:s/><text:span text:style-name="T5">صسبر</text:span>منظو</text:p>
      <text:p text:style-name="P12">Low punctuation</text:p>
      <text:p text:style-name="P21">ہرشخص کو تعلیم کا حق ہے<text:span text:style-name="T6">۔ </text:span>تعلیم مفت ہوگی<text:span text:style-name="T7">،</text:span> کم سے کم</text:p>
      <text:p text:style-name="P13"><text:soft-page-break/>Alternate height kafs and gafs</text:p>
      <text:p text:style-name="P14">Tall</text:p>
      <text:p text:style-name="P22">ارفَکشَد <text:s text:c="3"/><text:span text:style-name="T8">کُنگکہ <text:s text:c="3"/>نلکی <text:s text:c="3"/>لظگمس</text:span></text:p>
      <text:p text:style-name="P14">Taller</text:p>
      <text:p text:style-name="P23">ا<text:span text:style-name="T8">ُکف <text:s text:c="4"/></text:span><text:span text:style-name="T9">آکب</text:span></text:p>
      <text:p text:style-name="P15">Medium/short</text:p>
      <text:p text:style-name="P24">شجکم <text:s text:c="2"/>الحکِیم <text:s text:c="3"/>طمگر</text:p>
      <text:p text:style-name="P16"><text:span text:style-name="T10">S</text:span>hort</text:p>
      <text:p text:style-name="P26">کھڻ</text:p>
      <text:p text:style-name="P18">Shorter</text:p>
      <text:p text:style-name="P25">گنگو</text:p>
      <text:p text:style-name="P17">Special cases of alternate kafs</text:p>
      <text:p text:style-name="P17"/>
      <text:p text:style-name="P27">سگج <text:s text:c="5"/><text:span text:style-name="T11">شُگج</text:span></text:p>
      <text:p text:style-name="P29"><text:span text:style-name="T12">Short gafs before</text:span> kafs</text:p>
      <text:p text:style-name="P29"/>
      <text:p text:style-name="P28"><text:soft-page-break/><text:span text:style-name="T11">گمکس <text:s text:c="2"/>بگکس <text:s text:c="2"/>گگر <text:s text:c="2"/>گنگو</text:span></text:p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0T15:50:16.490000000</meta:creation-date>
    <meta:generator>LibreOffice/7.3.4.2$Windows_X86_64 LibreOffice_project/728fec16bd5f605073805c3c9e7c4212a0120dc5</meta:generator>
    <dc:date>2023-05-04T11:09:16.545000000</dc:date>
    <meta:editing-duration>P1DT4H12M51S</meta:editing-duration>
    <meta:editing-cycles>24</meta:editing-cycles>
    <meta:document-statistic meta:table-count="0" meta:image-count="0" meta:object-count="0" meta:page-count="4" meta:paragraph-count="31" meta:word-count="77" meta:character-count="462" meta:non-whitespace-character-count="372"/>
  </office:meta>
</office:document-meta>
</file>